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86000001A61B94C22CBC3C09C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 fo:min-height="0.936cm" fo:min-width="0.738cm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solid" draw:fill-color="#000000"/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8.254cm" svg:height="8.932cm" svg:x="3.175cm" svg:y="1.863cm">
          <draw:image xlink:href="Pictures/1000000100000186000001A61B94C22CBC3C09C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8.254cm" svg:height="8.932cm" svg:x="5.715cm" svg:y="1.863cm">
          <draw:image xlink:href="Pictures/1000000100000186000001A61B94C22CBC3C09CA.png" xlink:type="simple" xlink:show="embed" xlink:actuate="onLoad" draw:mime-type="image/png">
            <text:p/>
          </draw:image>
        </draw:frame>
        <draw:custom-shape draw:style-name="gr3" draw:text-style-name="P3" draw:layer="layout" svg:width="1.75cm" svg:height="1.676cm" svg:x="6.35cm" svg:y="5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8.254cm" svg:height="8.932cm" svg:x="7.086cm" svg:y="3.899cm">
          <draw:image xlink:href="Pictures/1000000100000186000001A61B94C22CBC3C09CA.png" xlink:type="simple" xlink:show="embed" xlink:actuate="onLoad" draw:mime-type="image/png">
            <text:p/>
          </draw:image>
        </draw:frame>
        <draw:custom-shape draw:style-name="gr3" draw:text-style-name="P3" draw:layer="layout" svg:width="1.75cm" svg:height="1.676cm" svg:x="8.63cm" svg:y="5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75cm" svg:height="1.676cm" svg:x="8.631cm" svg:y="5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75cm" svg:height="1.676cm" svg:x="6.35cm" svg:y="5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2-23T00:16:37.744000000</meta:creation-date>
    <dc:date>2022-12-23T01:11:33.677000000</dc:date>
    <meta:editing-duration>PT44M45S</meta:editing-duration>
    <meta:editing-cycles>1</meta:editing-cycles>
    <meta:generator>LibreOffice/7.2.5.2$Windows_X86_64 LibreOffice_project/499f9727c189e6ef3471021d6132d4c694f357e5</meta:generator>
    <meta:document-statistic meta:object-count="34"/>
  </office:meta>
</office:document-meta>
</file>